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 Black" svg:font-family="'Arial Black'" style:font-adornments="Gras" style:font-pitch="variable"/>
    <style:font-face style:name="Bitstream Vera Sans" svg:font-family="'Bitstream Vera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97cm" style:page-number="0" table:align="left"/>
    </style:style>
    <style:style style:name="Tableau1.A" style:family="table-column">
      <style:table-column-properties style:column-width="1.63cm"/>
    </style:style>
    <style:style style:name="Tableau1.B" style:family="table-column">
      <style:table-column-properties style:column-width="15.341cm"/>
    </style:style>
    <style:style style:name="Tableau1.1" style:family="table-row">
      <style:table-row-properties style:min-row-height="25.68cm"/>
    </style:style>
    <style:style style:name="Tableau1.A1" style:family="table-cell">
      <style:table-cell-properties style:vertical-align="middle" fo:background-color="transparent">
        <style:background-image/>
      </style:table-cell-properties>
    </style:style>
    <style:style style:name="Tableau1.B1" style:family="table-cell">
      <style:table-cell-properties style:vertical-align="middle"/>
    </style:style>
    <style:style style:name="Tableau2" style:family="table">
      <style:table-properties style:width="10.737cm" style:rel-width="70%" fo:margin-left="3.067cm" table:align="left"/>
    </style:style>
    <style:style style:name="Tableau2.A" style:family="table-column">
      <style:table-column-properties style:column-width="10.737cm" style:rel-column-width="6088*"/>
    </style:style>
    <style:style style:name="Tableau2.A1" style:family="table-cell">
      <style:table-cell-properties style:vertical-align="middle" fo:background-color="transparent" fo:padding="0.097cm" fo:border-left="0.035cm solid #000000" fo:border-right="none" fo:border-top="none" fo:border-bottom="none">
        <style:background-image/>
      </style:table-cell-properties>
    </style:style>
    <style:style style:name="Tableau2.A5" style:family="table-cell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config-properties" style:family="table">
      <style:table-properties style:width="19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nfig-properties.A" style:family="table-column">
      <style:table-column-properties style:column-width="5.106cm" style:rel-column-width="17601*"/>
    </style:style>
    <style:style style:name="config-properties.B" style:family="table-column">
      <style:table-column-properties style:column-width="7.435cm" style:rel-column-width="25626*"/>
    </style:style>
    <style:style style:name="config-properties.C" style:family="table-column">
      <style:table-column-properties style:column-width="1.535cm" style:rel-column-width="5289*"/>
    </style:style>
    <style:style style:name="config-properties.D" style:family="table-column">
      <style:table-column-properties style:column-width="4.937cm" style:rel-column-width="17019*"/>
    </style:style>
    <style:style style:name="config-properties.A1" style:family="table-cell">
      <style:table-cell-properties fo:background-color="#e6e6e6" fo:padding="0.097cm" fo:border-left="0.002cm solid #b3b3b3" fo:border-right="none" fo:border-top="0.002cm solid #b3b3b3" fo:border-bottom="0.002cm solid #b3b3b3">
        <style:background-image/>
      </style:table-cell-properties>
    </style:style>
    <style:style style:name="config-properties.D1" style:family="table-cell">
      <style:table-cell-properties fo:background-color="#e6e6e6" fo:padding="0.097cm" fo:border="0.002cm solid #b3b3b3">
        <style:background-image/>
      </style:table-cell-properties>
    </style:style>
    <style:style style:name="config-properties.A2" style:family="table-cell">
      <style:table-cell-properties fo:background-color="#e6e6e6" fo:padding="0cm" fo:border="none">
        <style:background-image/>
      </style:table-cell-properties>
    </style:style>
    <style:style style:name="config-properties.A3" style:family="table-cell">
      <style:table-cell-properties style:vertical-align="middle" fo:padding="0.097cm" fo:border-left="0.002cm solid #b3b3b3" fo:border-right="none" fo:border-top="none" fo:border-bottom="0.002cm solid #b3b3b3"/>
    </style:style>
    <style:style style:name="config-properties.C3" style:family="table-cell" style:data-style-name="N100">
      <style:table-cell-properties style:vertical-align="middle" fo:padding="0.097cm" fo:border-left="0.002cm solid #b3b3b3" fo:border-right="0.002cm solid #b3b3b3" fo:border-top="none" fo:border-bottom="0.002cm solid #b3b3b3"/>
    </style:style>
    <style:style style:name="config-properties.D3" style:family="table-cell">
      <style:table-cell-properties style:vertical-align="middle" fo:padding="0.097cm" fo:border-left="0.002cm solid #b3b3b3" fo:border-right="0.002cm solid #b3b3b3" fo:border-top="none" fo:border-bottom="0.002cm solid #b3b3b3"/>
    </style:style>
    <style:style style:name="config-properties.6" style:family="table-row">
      <style:table-row-properties fo:background-color="transparent" style:keep-together="true" fo:keep-together="auto">
        <style:background-image/>
      </style:table-row-properties>
    </style:style>
    <style:style style:name="config-properties.C7" style:family="table-cell" style:data-style-name="N100">
      <style:table-cell-properties style:vertical-align="middle" fo:background-color="transparent" fo:padding="0.097cm" fo:border-left="0.002cm solid #b3b3b3" fo:border-right="0.002cm solid #b3b3b3" fo:border-top="none" fo:border-bottom="0.002cm solid #b3b3b3" style:writing-mode="page">
        <style:background-image/>
      </style:table-cell-properties>
    </style:style>
    <style:style style:name="config-properties.D41" style:family="table-cell" style:data-style-name="N0">
      <style:table-cell-properties style:vertical-align="middle" fo:padding="0.097cm" fo:border-left="0.002cm solid #b3b3b3" fo:border-right="0.002cm solid #b3b3b3" fo:border-top="none" fo:border-bottom="0.002cm solid #b3b3b3"/>
    </style:style>
    <style:style style:name="P1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Text_20_body">
      <style:text-properties style:font-name="Courier New" fo:font-size="10pt" style:font-size-asian="10pt" style:font-size-complex="10pt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text-underline-style="none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13" style:family="paragraph" style:parent-style-name="Table_20_Contents">
      <style:text-properties fo:color="#000000" style:font-name="Arial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Arial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6" style:family="paragraph" style:parent-style-name="Table_20_Contents">
      <style:text-properties fo:color="#000000" style:font-name="Arial" fo:font-size="10pt" style:text-underline-style="none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0pt" style:text-underline-style="none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Arial" fo:font-size="10pt" style:text-underline-style="none" style:font-name-asian="Courier New" style:font-size-asian="10pt" style:font-name-complex="Courier New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Heading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2" style:family="paragraph" style:parent-style-name="Titre_20_vertical">
      <style:text-properties fo:font-weight="normal" style:font-weight-asian="normal" style:font-weight-complex="normal"/>
    </style:style>
    <style:style style:name="P23" style:family="paragraph" style:parent-style-name="Table_20_Heading">
      <style:paragraph-properties fo:text-align="start" style:justify-single-word="false" fo:background-color="#ffffff">
        <style:background-image/>
      </style:paragraph-properties>
      <style:text-properties style:font-name="Arial" fo:font-size="10pt" style:font-size-asian="10pt" style:font-size-complex="10pt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7" style:family="paragraph" style:parent-style-name="Text_20_body">
      <style:paragraph-properties fo:margin-left="0cm" fo:margin-right="0cm" fo:text-indent="0cm" style:auto-text-indent="false"/>
    </style:style>
    <style:style style:name="P28" style:family="paragraph" style:parent-style-name="Heading_20_1" style:list-style-name=""/>
    <style:style style:name="P29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fo:color="#000000" style:font-name-asian="Courier New" style:font-name-complex="Courier New"/>
    </style:style>
    <style:style style:name="T4" style:family="text">
      <style:text-properties fo:color="#000000" style:font-name="Arial" fo:font-size="10pt" style:text-underline-style="none" style:font-size-asian="10pt" style:font-size-complex="10pt"/>
    </style:style>
    <style:style style:name="T5" style:family="text">
      <style:text-properties style:font-name-asian="Courier New" style:font-name-complex="Courier New"/>
    </style:style>
    <style:style style:name="T6" style:family="text">
      <style:text-properties style:font-name="Arial"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Arial"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variable-decls>
        <text:variable-decl office:value-type="string" text:name="NomProje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Guide d'installation" text:name="TDocument"/>
        <text:user-field-decl office:value-type="string" office:string-value="0.1.0" text:name="VDocument"/>
        <text:user-field-decl office:value-type="string" office:string-value="21/06/2012" text:name="DCreation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2"><text:user-field-get text:name="TDocument">Guide d'installation</text:user-field-get></text:p>
            <text:p text:style-name="Text_20_body"/>
          </table:table-cell>
          <table:table-cell table:style-name="Tableau1.B1" office:value-type="string">
            <text:p text:style-name="Table_20_Contents"/>
            <table:table table:name="Tableau2" table:style-name="Tableau2">
              <table:table-column table:style-name="Tableau2.A"/>
              <table:table-header-rows>
                <table:table-row>
                  <table:table-cell table:style-name="Tableau2.A1" office:value-type="string">
                    <text:p text:style-name="P8">Université de Rennes 1</text:p>
                  </table:table-cell>
                </table:table-row>
              </table:table-header-rows>
              <table:table-row>
                <table:table-cell table:style-name="Tableau2.A1" office:value-type="string">
                  <text:p text:style-name="P9">Centre de Ressources Informatiques</text:p>
                </table:table-cell>
              </table:table-row>
              <table:table-row>
                <table:table-cell table:style-name="Tableau2.A1" office:value-type="string">
                  <text:p text:style-name="P9">ECTS</text:p>
                </table:table-cell>
              </table:table-row>
              <table:table-row>
                <table:table-cell table:style-name="Tableau2.A1" office:value-type="string">
                  <text:p text:style-name="P10"><text:user-field-get text:name="TDocument">Guide d'installation</text:user-field-get></text:p>
                </table:table-cell>
              </table:table-row>
              <table:table-row>
                <table:table-cell table:style-name="Tableau2.A5" office:value-type="string">
                  <text:p text:style-name="P3">Version : 1.1.1 du 19/09/12</text:p>
                </table:table-cell>
              </table:table-row>
            </table:table>
            <text:p text:style-name="Text_20_body"/>
          </table:table-cell>
        </table:table-row>
      </table:table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5">Sommaire</text:p>
          </text:index-title>
          <text:p text:style-name="P24">Récupération de l'archive de l'application<text:tab/>3</text:p>
          <text:p text:style-name="P24">Adapter le fichier config.properties<text:tab/>3</text:p>
          <text:p text:style-name="P24">Modification de l'encodage de la JVM<text:tab/>4</text:p>
        </text:index-body>
      </text:table-of-content>
      <text:h text:style-name="P28" text:outline-level="1"/>
      <text:h text:style-name="P29" text:outline-level="1">Récupération de l'archive de l'application</text:h>
      <text:p text:style-name="P1">L'application est packagée et déposée sur un dépôt centralisé disponible à l'adresse : </text:p>
      <text:p text:style-name="P1"><text:a xlink:type="simple" xlink:href="https://nexus.univ-rennes1.fr/content/repositories/releases/fr/univ/rennes1/cri/compte4s-web-jsf-servlet/">https://nexus.univ-rennes1.fr/content/repositories/releases/org/esupportail/ects-web-jsf-servlet/</text:a></text:p>
      <text:p text:style-name="P1"/>
      <text:h text:style-name="Heading_20_1" text:outline-level="1">Adapter le fichier config.properties</text:h>
      <text:p text:style-name="Text_20_body">L'application dispose d'un fichier de configuration qu'il convient d'adapter afin que l'application s'exécute, par exemple, dans un contexte de production ou de recette.</text:p>
      <text:p text:style-name="Text_20_body">Ce fichier doit être passé en paramètre du serveur d'applications grâce à la variable <text:span text:style-name="T2">-Dconfig.location</text:span></text:p>
      <text:p text:style-name="P2"/>
      <table:table table:name="config-properties" table:style-name="config-properties">
        <table:table-column table:style-name="config-properties.A"/>
        <table:table-column table:style-name="config-properties.B"/>
        <table:table-column table:style-name="config-properties.C"/>
        <table:table-column table:style-name="config-properties.D"/>
        <table:table-row>
          <table:table-cell table:style-name="config-properties.A1" office:value-type="string">
            <text:p text:style-name="P21">Paramètre </text:p>
          </table:table-cell>
          <table:table-cell table:style-name="config-properties.A1" office:value-type="string">
            <text:p text:style-name="P21">Description</text:p>
          </table:table-cell>
          <table:table-cell table:style-name="config-properties.A1" office:value-type="string">
            <text:p text:style-name="P21">Version</text:p>
          </table:table-cell>
          <table:table-cell table:style-name="config-properties.D1" office:value-type="string">
            <text:p text:style-name="P21">Exemple</text:p>
          </table:table-cell>
        </table:table-row>
        <table:table-row>
          <table:table-cell table:style-name="config-properties.A2" table:number-columns-spanned="4" office:value-type="string">
            <text:p text:style-name="P23">Authentification</text:p>
          </table:table-cell>
          <table:covered-table-cell/>
          <table:covered-table-cell/>
          <table:covered-table-cell/>
        </table:table-row>
        <table:table-row>
          <table:table-cell table:style-name="config-properties.A3" office:value-type="string">
            <text:p text:style-name="P5">cas.url</text:p>
          </table:table-cell>
          <table:table-cell table:style-name="config-properties.A3" office:value-type="string">
            <text:p text:style-name="P5">Nom du serveur CAS <text:line-break/>Y ajouter le contexte d'exécution de si celui-ci n'est pas exécuté à la racine du serveur </text:p>
          </table:table-cell>
          <table:table-cell table:style-name="config-properties.C3" office:value-type="float" office:value="0">
            <text:p text:style-name="P4">1.1.0</text:p>
          </table:table-cell>
          <table:table-cell table:style-name="config-properties.D3" office:value-type="string">
            <text:p text:style-name="P6">https://sso-cas.<text:span text:style-name="T3">votre_serveur_authentification_cas</text:span>.fr </text:p>
          </table:table-cell>
        </table:table-row>
        <table:table-row>
          <table:table-cell table:style-name="config-properties.A3" office:value-type="string">
            <text:p text:style-name="P5">serverName </text:p>
          </table:table-cell>
          <table:table-cell table:style-name="config-properties.A3" office:value-type="string">
            <text:p text:style-name="P5">Nom du serveur utilisé par CAS doit être de la forme <text:span text:style-name="Emphasis">protocol</text:span>:<text:span text:style-name="Emphasis">hostName</text:span>:<text:span text:style-name="Emphasis">port</text:span> </text:p>
          </table:table-cell>
          <table:table-cell table:style-name="config-properties.C3" office:value-type="float" office:value="0">
            <text:p text:style-name="P4">1.1.0</text:p>
          </table:table-cell>
          <table:table-cell table:style-name="config-properties.D3" office:value-type="string">
            <text:p text:style-name="P5">http://localhost:8080</text:p>
          </table:table-cell>
        </table:table-row>
        <table:table-row>
          <table:table-cell table:style-name="config-properties.A3" office:value-type="string">
            <text:p text:style-name="P5">serviceName</text:p>
          </table:table-cell>
          <table:table-cell table:style-name="config-properties.A3" office:value-type="string">
            <text:p text:style-name="P5">Url de retour après authentification auprès du serveur CAS</text:p>
          </table:table-cell>
          <table:table-cell table:style-name="config-properties.C3" office:value-type="float" office:value="0">
            <text:p text:style-name="P4">1.1.0</text:p>
          </table:table-cell>
          <table:table-cell table:style-name="config-properties.D3" office:value-type="string">
            <text:p text:style-name="P5">http://localhost:8080/stylesheets/welcome.xhtml</text:p>
          </table:table-cell>
        </table:table-row>
        <table:table-row table:style-name="config-properties.6">
          <table:table-cell table:style-name="config-properties.D3" table:number-columns-spanned="4" office:value-type="string">
            <text:p text:style-name="P7">Paramètres LDAP</text:p>
          </table:table-cell>
          <table:covered-table-cell/>
          <table:covered-table-cell/>
          <table:covered-table-cell/>
        </table:table-row>
        <table:table-row table:style-name="config-properties.6">
          <table:table-cell table:style-name="config-properties.A3" office:value-type="string">
            <text:p text:style-name="P5">ldap.url</text:p>
          </table:table-cell>
          <table:table-cell table:style-name="config-properties.A3" office:value-type="string">
            <text:p text:style-name="P5">Url du serveur LDAP</text:p>
          </table:table-cell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6"><text:span text:style-name="T3">ldap</text:span><text:span text:style-name="T5">://votre_ldap.fr:389</text:span></text:p>
          </table:table-cell>
        </table:table-row>
        <table:table-row table:style-name="config-properties.6">
          <table:table-cell table:style-name="config-properties.A3" office:value-type="string">
            <text:p text:style-name="P5">ldap.userName</text:p>
          </table:table-cell>
          <table:table-cell table:style-name="config-properties.A3" office:value-type="string">
            <text:p text:style-name="P5">Nom de l'utilisateur utilisé pour effectué des requêtes sur le serveur LDAP. Laisser vide si connexion anonyme.</text:p>
          </table:table-cell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5"/>
          </table:table-cell>
        </table:table-row>
        <table:table-row table:style-name="config-properties.6">
          <table:table-cell table:style-name="config-properties.A3" office:value-type="string">
            <text:p text:style-name="P5">ldap.password</text:p>
          </table:table-cell>
          <table:table-cell table:style-name="config-properties.A3" office:value-type="string">
            <text:p text:style-name="P5">Mot de passe de l'utilisateur utilisé pour effectué des requêtes sur le serveur LDAP. Laisser vide si connexion anonyme.</text:p>
          </table:table-cell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5"/>
          </table:table-cell>
        </table:table-row>
        <table:table-row table:style-name="config-properties.6">
          <table:table-cell table:style-name="config-properties.A3" office:value-type="string">
            <text:p text:style-name="P5">ldap.base</text:p>
          </table:table-cell>
          <table:table-cell table:style-name="config-properties.A3" office:value-type="string">
            <text:p text:style-name="P5">Nœud de l'arbre LDAP à partir duquel effectuer les requêtes.</text:p>
          </table:table-cell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5">dc=univ-maville,dc=fr</text:p>
          </table:table-cell>
        </table:table-row>
        <table:table-row table:style-name="config-properties.6">
          <table:table-cell table:style-name="config-properties.A3" office:value-type="string">
            <text:p text:style-name="P5">ldap.dnSubPath</text:p>
          </table:table-cell>
          <table:table-cell table:style-name="config-properties.A3" office:value-type="string">
            <text:p text:style-name="P5"/>
          </table:table-cell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5">ou=people</text:p>
          </table:table-cell>
        </table:table-row>
        <table:table-row table:style-name="config-properties.6">
          <table:table-cell table:style-name="config-properties.A3" office:value-type="string">
            <text:p text:style-name="P5">ldap.uidAttribute</text:p>
          </table:table-cell>
          <table:table-cell table:style-name="config-properties.A3" table:number-rows-spanned="4" office:value-type="string">
            <text:p text:style-name="P5">Attributs du LDAP</text:p>
          </table:table-cell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5">uid</text:p>
          </table:table-cell>
        </table:table-row>
        <table:table-row table:style-name="config-properties.6">
          <table:table-cell table:style-name="config-properties.A3" office:value-type="string">
            <text:p text:style-name="P5">ldap.displayNameAttribute</text:p>
          </table:table-cell>
          <table:covered-table-cell/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5">displayName</text:p>
          </table:table-cell>
        </table:table-row>
        <table:table-row table:style-name="config-properties.6">
          <table:table-cell table:style-name="config-properties.A3" office:value-type="string">
            <text:p text:style-name="P5">ldap.emailAttribute</text:p>
          </table:table-cell>
          <table:covered-table-cell/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5">mail</text:p>
          </table:table-cell>
        </table:table-row>
        <table:table-row table:style-name="config-properties.6">
          <table:table-cell table:style-name="config-properties.A3" office:value-type="string">
            <text:p text:style-name="P5">ldap.searchAttribute</text:p>
          </table:table-cell>
          <table:covered-table-cell/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5">cn</text:p>
          </table:table-cell>
        </table:table-row>
        <table:table-row table:style-name="config-properties.6">
          <table:table-cell table:style-name="config-properties.D3" table:number-columns-spanned="4" office:value-type="string">
            <text:p text:style-name="P7">Smtp</text:p>
          </table:table-cell>
          <table:covered-table-cell/>
          <table:covered-table-cell/>
          <table:covered-table-cell/>
        </table:table-row>
        <table:table-row table:style-name="config-properties.6">
          <table:table-cell table:style-name="config-properties.A3" office:value-type="string">
            <text:p text:style-name="P5">smtp.host </text:p>
          </table:table-cell>
          <table:table-cell table:style-name="config-properties.A3" office:value-type="string">
            <text:p text:style-name="P5">Nom du serveur SMTP utilisé pour l'envoi de mails </text:p>
          </table:table-cell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5">smtp.univ-maville.fr </text:p>
          </table:table-cell>
        </table:table-row>
        <table:table-row table:style-name="config-properties.6">
          <table:table-cell table:style-name="config-properties.A3" office:value-type="string">
            <text:p text:style-name="P5">smtp.user</text:p>
          </table:table-cell>
          <table:table-cell table:style-name="config-properties.A3" office:value-type="string">
            <text:p text:style-name="P5">Utilisateur utilisé pour se connecté au serveur SMTP (laisser à vide pour une utilisation en mode anonyme) </text:p>
          </table:table-cell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5"/>
          </table:table-cell>
        </table:table-row>
        <table:table-row table:style-name="config-properties.6">
          <table:table-cell table:style-name="config-properties.A3" office:value-type="string">
            <text:p text:style-name="P5">smtp.password</text:p>
          </table:table-cell>
          <table:table-cell table:style-name="config-properties.A3" office:value-type="string">
            <text:p text:style-name="P5">Mot de passe de l'utilisateur utilisé pour se connecté au serveur SMTP </text:p>
          </table:table-cell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5"/>
          </table:table-cell>
        </table:table-row>
        <table:table-row table:style-name="config-properties.6">
          <table:table-cell table:style-name="config-properties.A3" office:value-type="string">
            <text:p text:style-name="P5">smtp.fromEmail</text:p>
          </table:table-cell>
          <table:table-cell table:style-name="config-properties.A3" office:value-type="string">
            <text:p text:style-name="P5">Adresse utilisée pour construire le <text:span text:style-name="T1">from</text:span> des mails envoyés au serveur SMTP </text:p>
          </table:table-cell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5">webmaster@univ-maville.fr </text:p>
          </table:table-cell>
        </table:table-row>
        <table:table-row table:style-name="config-properties.6">
          <table:table-cell table:style-name="config-properties.A3" office:value-type="string">
            <text:p text:style-name="P5">smtp.fromName</text:p>
          </table:table-cell>
          <table:table-cell table:style-name="config-properties.A3" office:value-type="string">
            <text:p text:style-name="P5">Nom utilisé pour construire le <text:span text:style-name="T1">from</text:span> des mails envoyés au serveur SMTP </text:p>
          </table:table-cell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5">Web Master </text:p>
          </table:table-cell>
        </table:table-row>
        <table:table-row table:style-name="config-properties.6">
          <table:table-cell table:style-name="config-properties.A3" office:value-type="string">
            <text:p text:style-name="P5">smtp.interceptAll </text:p>
          </table:table-cell>
          <table:table-cell table:style-name="config-properties.A3" office:value-type="string">
            <text:p text:style-name="P5">Les mails doivent-ils être interceptés </text:p>
          </table:table-cell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5">false</text:p>
          </table:table-cell>
        </table:table-row>
        <table:table-row table:style-name="config-properties.6">
          <table:table-cell table:style-name="config-properties.A3" office:value-type="string">
            <text:p text:style-name="P5">smtp.interceptEmail </text:p>
          </table:table-cell>
          <table:table-cell table:style-name="config-properties.A3" office:value-type="string">
            <text:p text:style-name="P5">Adresse utilisée pour construire le <text:span text:style-name="T1">to</text:span> des mails interceptés </text:p>
          </table:table-cell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5">webmaster@univ-rennes1.fr</text:p>
          </table:table-cell>
        </table:table-row>
        <text:soft-page-break/>
        <table:table-row table:style-name="config-properties.6">
          <table:table-cell table:style-name="config-properties.A3" office:value-type="string">
            <text:p text:style-name="P5">smtp.interceptName </text:p>
          </table:table-cell>
          <table:table-cell table:style-name="config-properties.A3" office:value-type="string">
            <text:p text:style-name="P5">Nom utilisé pour construire le <text:span text:style-name="T1">to</text:span> des mails interceptés </text:p>
          </table:table-cell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5">Web Master</text:p>
          </table:table-cell>
        </table:table-row>
        <table:table-row table:style-name="config-properties.6">
          <table:table-cell table:style-name="config-properties.D3" table:number-columns-spanned="4" office:value-type="string">
            <text:p text:style-name="P7">Logging</text:p>
          </table:table-cell>
          <table:covered-table-cell/>
          <table:covered-table-cell/>
          <table:covered-table-cell/>
        </table:table-row>
        <table:table-row table:style-name="config-properties.6">
          <table:table-cell table:style-name="config-properties.A3" office:value-type="string">
            <text:p text:style-name="P5">log.level</text:p>
          </table:table-cell>
          <table:table-cell table:style-name="config-properties.A3" office:value-type="string">
            <text:p text:style-name="P5">Niveau de gravité des messages</text:p>
          </table:table-cell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5">DEBUG</text:p>
          </table:table-cell>
        </table:table-row>
        <table:table-row table:style-name="config-properties.6">
          <table:table-cell table:style-name="config-properties.A3" office:value-type="string">
            <text:p text:style-name="P5">log.output</text:p>
          </table:table-cell>
          <table:table-cell table:style-name="config-properties.A3" office:value-type="string">
            <text:p text:style-name="P5">Flux de sorties des logs</text:p>
          </table:table-cell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5">stdout</text:p>
          </table:table-cell>
        </table:table-row>
        <table:table-row table:style-name="config-properties.6">
          <table:table-cell table:style-name="config-properties.A3" office:value-type="string">
            <text:p text:style-name="P5">log.pattern</text:p>
          </table:table-cell>
          <table:table-cell table:style-name="config-properties.A3" office:value-type="string">
            <text:p text:style-name="P5">Format de la chaîne de caractères du log</text:p>
          </table:table-cell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11">%d %p [%c] - %m%n</text:p>
          </table:table-cell>
        </table:table-row>
        <table:table-row table:style-name="config-properties.6">
          <table:table-cell table:style-name="config-properties.A3" office:value-type="string">
            <text:p text:style-name="P5">log.file</text:p>
          </table:table-cell>
          <table:table-cell table:style-name="config-properties.A3" office:value-type="string">
            <text:p text:style-name="P5">Fichier regroupant l'ensemble des événements </text:p>
          </table:table-cell>
          <table:table-cell table:style-name="config-properties.C7" office:value-type="float" office:value="0">
            <text:p text:style-name="P4">1.1.0</text:p>
          </table:table-cell>
          <table:table-cell table:style-name="config-properties.D3" office:value-type="string">
            <text:p text:style-name="P5">/logs/ects.log</text:p>
          </table:table-cell>
        </table:table-row>
        <table:table-row table:style-name="config-properties.6">
          <table:table-cell table:style-name="config-properties.D3" table:number-columns-spanned="4" office:value-type="string">
            <text:p text:style-name="P7">URL generation</text:p>
          </table:table-cell>
          <table:covered-table-cell/>
          <table:covered-table-cell/>
          <table:covered-table-cell/>
        </table:table-row>
        <table:table-row table:style-name="config-properties.6">
          <table:table-cell table:style-name="config-properties.A3" office:value-type="string">
            <text:p text:style-name="P12">urlGeneration.casLoginUrl</text:p>
          </table:table-cell>
          <table:table-cell table:style-name="config-properties.A3" office:value-type="string">
            <text:p text:style-name="P14"/>
          </table:table-cell>
          <table:table-cell table:style-name="config-properties.C7" office:value-type="float" office:value="0">
            <text:p text:style-name="P13">1.1.0</text:p>
          </table:table-cell>
          <table:table-cell table:style-name="config-properties.D3" office:value-type="string">
            <text:p text:style-name="P11">https://sso-cas.<text:span text:style-name="T6">votre_serveur_authentification_cas</text:span>.fr/login?service=%s</text:p>
          </table:table-cell>
        </table:table-row>
        <table:table-row table:style-name="config-properties.6">
          <table:table-cell table:style-name="config-properties.A3" office:value-type="string">
            <text:p text:style-name="P11">urlGeneration.servletLoginUrl</text:p>
          </table:table-cell>
          <table:table-cell table:style-name="config-properties.A3" office:value-type="string">
            <text:p text:style-name="P14"/>
          </table:table-cell>
          <table:table-cell table:style-name="config-properties.C7" office:value-type="float" office:value="0">
            <text:p text:style-name="P13">1.1.0</text:p>
          </table:table-cell>
          <table:table-cell table:style-name="config-properties.D3" office:value-type="string">
            <text:p text:style-name="P11">http://localhost:8080/ects-web-jsf-servlet/stylesheets/cas.faces</text:p>
          </table:table-cell>
        </table:table-row>
        <table:table-row table:style-name="config-properties.6">
          <table:table-cell table:style-name="config-properties.A3" office:value-type="string">
            <text:p text:style-name="P11">urlGeneration.servletGuestUrl</text:p>
          </table:table-cell>
          <table:table-cell table:style-name="config-properties.A3" office:value-type="string">
            <text:p text:style-name="P14"/>
          </table:table-cell>
          <table:table-cell table:style-name="config-properties.C7" office:value-type="float" office:value="0">
            <text:p text:style-name="P13">1.1.0</text:p>
          </table:table-cell>
          <table:table-cell table:style-name="config-properties.D3" office:value-type="string">
            <text:p text:style-name="P11">http://localhost:8080/ects-web-jsf-servlet/stylesheets/welcome.faces</text:p>
          </table:table-cell>
        </table:table-row>
        <table:table-row table:style-name="config-properties.6">
          <table:table-cell table:style-name="config-properties.D3" table:number-columns-spanned="4" office:value-type="string">
            <text:p text:style-name="P7">Cache</text:p>
          </table:table-cell>
          <table:covered-table-cell/>
          <table:covered-table-cell/>
          <table:covered-table-cell/>
        </table:table-row>
        <table:table-row table:style-name="config-properties.6">
          <table:table-cell table:style-name="config-properties.A3" office:value-type="string">
            <text:p text:style-name="P11">cache.path</text:p>
          </table:table-cell>
          <table:table-cell table:style-name="config-properties.A3" office:value-type="string">
            <text:p text:style-name="P14">Path du cache</text:p>
          </table:table-cell>
          <table:table-cell table:style-name="config-properties.C7" office:value-type="float" office:value="0">
            <text:p text:style-name="P13">1.1.0</text:p>
          </table:table-cell>
          <table:table-cell table:style-name="config-properties.D3" office:value-type="string">
            <text:p text:style-name="P11"><text:span text:style-name="T7">/tmp</text:span>/cache/<text:span text:style-name="T7">ects</text:span></text:p>
          </table:table-cell>
        </table:table-row>
        <table:table-row table:style-name="config-properties.6">
          <table:table-cell table:style-name="config-properties.D3" table:number-columns-spanned="4" office:value-type="string">
            <text:p text:style-name="P15">Media path</text:p>
          </table:table-cell>
          <table:covered-table-cell/>
          <table:covered-table-cell/>
          <table:covered-table-cell/>
        </table:table-row>
        <table:table-row table:style-name="config-properties.6">
          <table:table-cell table:style-name="config-properties.A3" office:value-type="string">
            <text:p text:style-name="P11">mediaPath.servlet</text:p>
          </table:table-cell>
          <table:table-cell table:style-name="config-properties.A3" office:value-type="string">
            <text:p text:style-name="P14">Emplacement des feuilles de style de l'application</text:p>
          </table:table-cell>
          <table:table-cell table:style-name="config-properties.C7" office:value-type="float" office:value="0">
            <text:p text:style-name="P13">1.1.0</text:p>
          </table:table-cell>
          <table:table-cell table:style-name="config-properties.D3" office:value-type="string">
            <text:p text:style-name="P11">http://styles.univ-maville.fr/skins/universality/maville.css</text:p>
          </table:table-cell>
        </table:table-row>
        <table:table-row table:style-name="config-properties.6">
          <table:table-cell table:style-name="config-properties.D3" table:number-columns-spanned="4" office:value-type="string">
            <text:p text:style-name="P7">Export PDF PATH</text:p>
          </table:table-cell>
          <table:covered-table-cell/>
          <table:covered-table-cell/>
          <table:covered-table-cell/>
        </table:table-row>
        <table:table-row table:style-name="config-properties.6">
          <table:table-cell table:style-name="config-properties.A3" office:value-type="string">
            <text:p text:style-name="P18">export.pathXmlXsl</text:p>
          </table:table-cell>
          <table:table-cell table:style-name="config-properties.A3" office:value-type="string">
            <text:p text:style-name="P17">Path des feuilles de transformations XSL pour la génération des PDFs</text:p>
          </table:table-cell>
          <table:table-cell table:style-name="config-properties.C7" office:value-type="float" office:value="0">
            <text:p text:style-name="P16">1.1.0</text:p>
          </table:table-cell>
          <table:table-cell table:style-name="config-properties.D3" office:value-type="string">
            <text:p text:style-name="P18">../media/xml-xsl/</text:p>
          </table:table-cell>
        </table:table-row>
        <table:table-row table:style-name="config-properties.6">
          <table:table-cell table:style-name="config-properties.D3" table:number-columns-spanned="4" office:value-type="string">
            <text:p text:style-name="P19">Config fonctionnelle</text:p>
          </table:table-cell>
          <table:covered-table-cell/>
          <table:covered-table-cell/>
          <table:covered-table-cell/>
        </table:table-row>
        <table:table-row table:style-name="config-properties.6">
          <table:table-cell table:style-name="config-properties.A3" office:value-type="string">
            <text:p text:style-name="P18">ects.nbEtuSignificatif</text:p>
          </table:table-cell>
          <table:table-cell table:style-name="config-properties.A3" office:value-type="string">
            <text:p text:style-name="P20"><text:span text:style-name="T4">Nombre d'étudiants significatifs </text:span><text:span text:style-name="Emphasis"><text:span text:style-name="T4">en deçà duquel</text:span></text:span><text:span text:style-name="T4"> l'échelle de notation n'est pas valide</text:span></text:p>
          </table:table-cell>
          <table:table-cell table:style-name="config-properties.C7" office:value-type="float" office:value="0">
            <text:p text:style-name="P16">1.1.0</text:p>
          </table:table-cell>
          <table:table-cell table:style-name="config-properties.D41" office:value-type="float" office:value="10">
            <text:p text:style-name="P17">10</text:p>
          </table:table-cell>
        </table:table-row>
        <table:table-row table:style-name="config-properties.6">
          <table:table-cell table:style-name="config-properties.A3" office:value-type="string">
            <text:p text:style-name="P18">ects.etablissement</text:p>
          </table:table-cell>
          <table:table-cell table:style-name="config-properties.A3" office:value-type="string">
            <text:p text:style-name="P17">Nom de l'établissement</text:p>
          </table:table-cell>
          <table:table-cell table:style-name="config-properties.C7" office:value-type="float" office:value="0">
            <text:p text:style-name="P16">1.1.0</text:p>
          </table:table-cell>
          <table:table-cell table:style-name="config-properties.D3" office:value-type="string">
            <text:p text:style-name="P18">Université de Maville</text:p>
          </table:table-cell>
        </table:table-row>
      </table:table>
      <text:p text:style-name="P26"/>
      <text:h text:style-name="Heading_20_1" text:outline-level="1">Modification de l'encodage de la JVM</text:h>
      <text:p text:style-name="Text_20_body">Il faut modifier l'encodage utilisé par défaut par la JVM pour le passer en « UTF-8 » Pour cela, il faut modifier <text:s/>la valeur de la propriété file.encoding de la JVM.</text:p>
      <text:p text:style-name="Text_20_body">Il faut fournir la valeur « UTF-8 » en paramètre de la JVM.</text:p>
      <text:p text:style-name="Text_20_body">Par exemple : </text:p>
      <text:p text:style-name="P27"><text:span text:style-name="Source_20_Text"><text:span text:style-name="T8">java.exe "-Dfile.encoding=UTF-8"</text:span></text:span><text:span text:style-name="T8"> ..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 Black" svg:font-family="'Arial Black'" style:font-adornments="Gras" style:font-pitch="variable"/>
    <style:font-face style:name="Bitstream Vera Sans" svg:font-family="'Bitstream Vera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re_20_vertical" style:display-name="Titre vertical" style:family="paragraph" style:class="text" style:master-page-name="">
      <style:paragraph-properties fo:text-align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fo:color="#808080" style:font-name="Arial Black" fo:font-size="36pt" fo:font-weight="bold" style:text-rotation-angle="90" style:text-rotation-scale="line-heigh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levague </meta:initial-creator>
    <meta:creation-date>2012-06-21T09:29:32</meta:creation-date>
    <dc:date>2012-09-21T15:52:47.32</dc:date>
    <meta:editing-duration>PT05H40M04S</meta:editing-duration>
    <meta:editing-cycles>9</meta:editing-cycles>
    <meta:generator>OpenOffice.org/3.1$Win32 OpenOffice.org_project/310m11$Build-9399</meta:generator>
    <meta:document-statistic meta:table-count="3" meta:image-count="0" meta:object-count="0" meta:page-count="4" meta:paragraph-count="151" meta:word-count="511" meta:character-count="4019"/>
  </office:meta>
</office:document-meta>
</file>